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vHeading1"/>
    <style:style style:name="P2" style:family="paragraph" style:parent-style-name="DevBodyText" style:list-style-name="L2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ocTitle">Suggested Workflow Integrations</text:p>
      <text:p text:style-name="Standard"/>
      <text:h text:style-name="DevHeading1" text:outline-level="1">1. Benefits of ChatGPT integration in Discord</text:h>
      <text:list xml:id="list8405344732370623030" text:style-name="L2">
        <text:list-item>
          <text:p text:style-name="P2">Real-time AI assistance in project channels (code help, copywriting, strategy prompts).</text:p>
        </text:list-item>
        <text:list-item>
          <text:p text:style-name="P2">Summarization of discussions or meeting logs for async contributors.</text:p>
        </text:list-item>
        <text:list-item>
          <text:p text:style-name="P2">Automatic tagging or suggestion mechanisms for channel messages.</text:p>
        </text:list-item>
        <text:list-item>
          <text:p text:style-name="P2">Faster iteration on content like social media blurbs, slogans, event descriptions.</text:p>
        </text:list-item>
        <text:list-item>
          <text:p text:style-name="P2">Encourages active collaboration among contributors even in off-hours.</text:p>
        </text:list-item>
      </text:list>
      <text:p text:style-name="Standard"/>
      <text:h text:style-name="DevHeading1" text:outline-level="1">2. Risks of ChatGPT integration in Discord</text:h>
      <text:p text:style-name="DevBodyText">Risk: <text:span text:style-name="T1">Loss of control over sensitive data</text:span>. Mitigation: Ensure bot does not log or store message contents permanently. Use ephemeral commands or only respond to explicit prompts.</text:p>
      <text:p text:style-name="DevBodyText"/>
      <text:p text:style-name="DevBodyText">Risk: <text:span text:style-name="T1">Exposure of proprietary strategy</text:span>. Mitigation: Restrict bot access to Moderators or certified contributors via role gating access privileges, and remove sensitive posts, e.g. Founders' Agreement, banking arrangements, etc. <text:span text:style-name="T1">– Elias</text:span> </text:p>
      <text:p text:style-name="DevBodyText"/>
      <text:h text:style-name="DevHeading1" text:outline-level="1">3. How to integrate ChatGPT with Discord</text:h>
      <text:p text:style-name="DevBodyText">1. Server Host creates a new application at https://discord.com/developers/applications.</text:p>
      <text:p text:style-name="DevBodyText">2. Name the application (e.g., GB_Bot), then click 'Bot' &gt; 'Add Bot'.</text:p>
      <text:p text:style-name="DevBodyText">3. Under 'Bot' settings, enable 'MESSAGE CONTENT INTENT' and set appropriate permissions (read/send messages).</text:p>
      <text:p text:style-name="DevBodyText">4. Generate a token and store it securely (never share publicly).</text:p>
      <text:p text:style-name="DevBodyText">5. Set up a server environment (e.g., Replit, Render, or local Node.js/Python environment).</text:p>
      <text:p text:style-name="DevBodyText">6. Install the OpenAI library and Discord library (e.g., discord.py or discord.js).</text:p>
      <text:p text:style-name="DevBodyText">7. Program the bot to handle messages using the OpenAI API for responses. Limit bot responses to approved users/channels.</text:p>
      <text:p text:style-name="DevBodyText">8. Invite the bot to the server using the OAuth2 URL generator with appropriate bot scopes and permissions.</text:p>
      <text:p text:style-name="DevBodyText">9. Test the bot in a private channel with Elias and Rick before allowing general use.</text:p>
      <text:p text:style-name="DevBodyText">10. Create a role-based access control policy to define who can use the bot and what commands they can issue.</text:p>
      <text:p text:style-name="Standard"/>
      <text:h text:style-name="DevHeading1" text:outline-level="1">4. Complementary integrations</text:h>
      <text:p text:style-name="DevBodyText"><text:span text:style-name="T1">Canva Magic Write</text:span> – for content brainstorming and visual layout planning.</text:p>
      <text:p text:style-name="DevBodyText"><text:span text:style-name="T1">Zapier or Make.com</text:span> – for automating repetitive workflows between Discord, GitHub, Notion, etc.</text:p>
      <text:p text:style-name="DevBodyText"><text:span text:style-name="T1">GitHub Copilot</text:span> – for code generation within development IDEs (especially for BeAxa and frontend work).</text:p>
      <text:p text:style-name="DevBodyText"><text:span text:style-name="T1">OpenAI Plugin for Postman</text:span> – to help explore and document APIs.</text:p>
      <text:p text:style-name="DevBodyText"><text:span text:style-name="T1">Slack or Notion GPT integrations</text:span> – for managing documentation and team updates.</text:p>
      <text:p text:style-name="DevBodyText"><text:span text:style-name="T1">React-GPT component generators</text:span> – to scaffold UI components, especially during wireframe-to-code transition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ocTitle" style:family="paragraph">
      <style:paragraph-properties fo:text-align="center" style:justify-single-word="false"/>
      <style:text-properties fo:color="#003366" fo:font-size="16pt" fo:font-weight="bold"/>
    </style:style>
    <style:style style:name="DevHeading1" style:family="paragraph">
      <style:paragraph-properties fo:margin-top="0cm" fo:margin-bottom="0.499cm" fo:text-align="start" style:justify-single-word="false"/>
      <style:text-properties fo:color="#003366" fo:font-size="14pt" fo:font-weight="bold"/>
    </style:style>
    <style:style style:name="DevBodyText" style:family="paragraph">
      <style:paragraph-properties fo:text-align="start" style:justify-single-word="false"/>
      <style:text-properties style:font-name="Times New Roman1" fo:font-size="10pt"/>
    </style:style>
    <style:style style:name="BodyText" style:family="paragraph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meta:document-statistic meta:table-count="0" meta:image-count="0" meta:object-count="0" meta:page-count="1" meta:paragraph-count="28" meta:word-count="350" meta:character-count="2416"/>
    <dc:date>2025-06-18T09:04:41.25</dc:date>
    <dc:creator>Rick Ballard</dc:creator>
  </office:meta>
</office:document-meta>
</file>